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line-height-at-least="0.457cm" style:text-autospace="none"/>
      <style:text-properties style:font-name="Calibri" fo:font-size="13pt" fo:language="zxx" fo:country="none" style:text-underline-style="solid" style:text-underline-width="auto" style:text-underline-color="font-color" fo:font-weight="bold" style:font-name-asian="Calibri" style:font-size-asian="13pt" style:font-weight-asian="bold" style:font-name-complex="Calibri" style:font-size-complex="13pt" style:font-weight-complex="bold"/>
    </style:style>
    <style:style style:name="P6" style:family="paragraph" style:parent-style-name="Standard">
      <style:paragraph-properties style:line-height-at-least="0.457cm"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paragraph-properties style:writing-mode="lr-tb"/>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fo:font-weight="normal" style:font-weight-asian="normal" style:font-weight-complex="normal"/>
    </style:style>
    <style:style style:name="T4" style:family="text">
      <style:text-properties fo:font-weight="normal" style:language-asian="ja" style:country-asian="JP" style:font-weight-asian="normal" style:font-weight-complex="normal"/>
    </style:style>
    <style:style style:name="T5"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 place de l’innovation dans l’économie japonaise de l’ère Meiji (1868-1912) à nos jours. </text:p>
      <text:p text:style-name="P6">4-5 pages ; titres de parties et sous-parties apparents</text:p>
      <text:p text:style-name="Standard"/>
      <text:p text:style-name="Standard"><text:span text:style-name="T1">Intro </text:span>: Vers la fin de l'ère d'Edo : révolution industrielle (société agraire et artisanale à société fondée sur le commerce et l'industrie) et essor du commerce mondial en Occident + ouverture du Japon </text:p>
      <text:p text:style-name="Standard"/>
      <text:p text:style-name="P1">I. L'innovation, un facteur de croissance</text:p>
      <text:p text:style-name="P1">I.A. Le concept d'innovation et les changements qu'elle apporte à l'économie</text:p>
      <text:p text:style-name="Standard">Aux premiers abords, innovation en lien avec sciences et technologies, ds le sens de créations nouvelles et meilleures</text:p>
      <text:p text:style-name="Standard">Mais plus largement, innovation = mise en place effective d'idées nouvelles : non seulement nouveaux produits, mais aussi procédés de production pour l'économie</text:p>
      <text:p text:style-name="Standard">Notamment 2 formes d'innovation :</text:p>
      <text:p text:style-name="Standard">1- Innovation de produits : fabrication de biens nouveaux (Japon : textile → industrie lourde → industrie légère, automobile), ac aussi l'introduction de nouvelles matières premières (plus grande exploitation des mines au début de l'ère Meiji pour couvrir les besoins en matières premières, utilisation du pétrole à la place du charbon pour fabriquer du plastique) et ouverture de nouveaux marchés (attirer des clients d'une autre catégorie/couche sociale : normalisation de la haute technologie par ex)</text:p>
      <text:p text:style-name="Standard">2- Innovation de processus : nouvelles méthodes de production (ac nouveaux équipements : importance du capital ds les usines) et réalisation d'une nouvelle organisation du travail (toyotisme)</text:p>
      <text:p text:style-name="Standard"/>
      <text:p text:style-name="P1">I.B. Le progrès technique, des innovations cherchant à augmenter la productivité</text:p>
      <text:p text:style-name="Standard">*Progrès technique : ensemble des innovations de nature technique qui vont perfectionner les moyens de production et les produits, et augmenter la productivité des facteurs de productions (travail et capital)</text:p>
      <text:p text:style-name="Standard">*Croissance éco du Japon en même temps qu'énorme progrès techniques :</text:p>
      <text:p text:style-name="Standard">Début de l'ère Meiji : Japon dans la reproduction des technologies existantes en Occident<text:span text:style-name="T3"> (livres/objets étrangers, </text:span><text:span text:style-name="T4">お雇い外国人, étudiants japonais à l'étranger</text:span>) = pays suiveurs</text:p>
      <text:p text:style-name="Standard">De nos jours : Japon investit bcp dans R&amp;D = pays innovateur</text:p>
      <text:p text:style-name="Standard">→ Donc élévation générale de la vie au Japon (passage d'importateur à exportateur)</text:p>
      <text:p text:style-name="Standard">*Le progrès technique a pour effet :</text:p>
      <text:p text:style-name="Standard">- gain de productivité permise par division/organisation meilleure du travail (pour + d'efficacité et combler manque de personnel) + amélioration/création de meilleurs infrastructures=innovations technologiques</text:p>
      <text:p text:style-name="Standard">- donc aussi logiquement croissance économique (accélérée par de nombreux acteurs, notamment les consommateurs, que nous détaillerons dans la grande partie suivante)</text:p>
      <text:p text:style-name="Standard">- même si croissance a un rythme plus ou moins rapide (avec la qualité des innovations : si elles sont +/- innovatrices)</text:p>
      <text:p text:style-name="Standard">- sur l'emploi (point détaillé dans le paragraphe suivant)</text:p>
      <text:p text:style-name="Standard">- progrès technique a aussi un phénomène d'entraînement : la croissance permise par PT va générer un revenu qui permettra de faire d'autres investigations dans R&amp;D, investigations qui vont à leur tour permettre la croissance =&gt; on parle de d'un cercle vertueux de la croissance ; une croissance qui est endogène càd auto-suffisante, où une innovation va en entraîner une autre, plus ou moins grande (selon si amélioration de produits existants ou création de nouveaux)</text:p>
      <text:p text:style-name="Standard"/>
      <text:p text:style-name="P1">I.C. Les changements sur le marché de l'emploi initiés par les innovations</text:p>
      <text:p text:style-name="Standard">Innovation a aussi pour conséquence divers changements au niveau des emplois :</text:p>
      <text:p text:style-name="Standard">*Organisation du travail :</text:p>
      <text:p text:style-name="Standard">→ nombreuses méthodes de trava<text:span text:style-name="T3">il se sont succédés au Japon : keiretsu (centré autour des banques et sous-traitants), kaizen (tout le temps apporter des améliorations aux produits), kanban (système </text:span><text:soft-page-break/><text:span text:style-name="T3">de signalisation omniprésente)</text:span></text:p>
      <text:p text:style-name="Standard">→ le plus connu : toyotisme (« zéro défaut », qualité&gt;quantité) </text:p>
      <text:p text:style-name="Standard">→ mais pas que positif ac introduction du capital ds les usines : pression omniprésente et non-condération de la santé des employés au profit du bénéfice</text:p>
      <text:p text:style-name="Standard">*La destruction créatrice=innovation va détruire un certain nombre d'emplois « obsolètes » à court terme (robotisation de tâches simples a par ex « détruit » travail dans usines), et favorise de nouveaux emplois à long terme (tertiaire : banque, haute technologie, …), donc une sorte de sélection naturelle</text:p>
      <text:p text:style-name="Standard">→ Cas du Japon : passage du primaire au secondaire (ère Meiji), du secondaire au tertiaire (élévation du niveau intellectuel général pdt Haute Croissance)==changement de secteurs attractifs après innovations, conséquence de la destruction créatrice</text:p>
      <text:p text:style-name="Standard"/>
      <text:p text:style-name="P1">I.D. Une certaine vulnérabilité de l'innovation japonaise </text:p>
      <text:p text:style-name="Standard">*Nouvelles méthodes de travail ne respectent pas toujours santé des travailleurs (usines, burn out, <text:span text:style-name="T5">過労死, ...)</text:span></text:p>
      <text:p text:style-name="Standard">*Aux dépens de l'environnement (pollution++ et épuisement très rapide des ressources)</text:p>
      <text:p text:style-name="P2">*Diminution de forces innovatrices potentionnelles ac diminution de population jeune</text:p>
      <text:p text:style-name="P2">*Produits techniques!=premières nécessités pdt crise → victime de récession et dépendance de l'éco (mondiale et nationale, car nécessite ressources et moyens financiers pour innover comme dit plus haut, sinon croissance plus endogène)</text:p>
      <text:p text:style-name="P2"/>
      <text:p text:style-name="P1">II. Des innovations favorisées par différents acteurs</text:p>
      <text:p text:style-name="P1">II.A. Le rôle exemplaire joué par l'Etat</text:p>
      <text:p text:style-name="P2">En parlant d'acteurs de l'innovation, nous pensons naturellement aux laboratoires de recherches qui permettent la création (du moins théorique) de ces innovations. Mais la recherche nécessite un certain investissement financier, sans lequel elle ne peut se dérouler. Nous pouvons miser sur les entreprises du privé. Cependant, elles investissent généralement que quand il y a un bénéfice certain à gagner, donc quand c'est rentable → il faut donc un initiateur à tout, qui peut se permettre de prendre des risques :</text:p>
      <text:p text:style-name="P2">*Etat a fondé les premières industries → incite à l'industrialisation</text:p>
      <text:p text:style-name="P2">*Aides actives et soutien aux entreprises, qui ont été très important pdt HC (emprunts faciles à la banque, simplification des démarches administratives , aides éco ds secteurs phares comme électronique), sinon entreprises se lancent difficilement dans un nouveau projet à risque</text:p>
      <text:p text:style-name="P7">*Aides financières en R&amp;D pour permettre la réalisation de projet à très grande échelle pour des enjeux majeurs (transports en commun par exemple)==des occasions pour mettre en application des connaissances théoriques et les convertir en innovation</text:p>
      <text:p text:style-name="P7">*Investissement dans éducation pour permettre transmission des nouvelles connaissances aux générations suivantes </text:p>
      <text:p text:style-name="P2">*Achat massif de brevet étranger pr soutenir innovation pdt HC (Japon est critiqué d'être un Etat surprotecteur par les autres Etat, donc pas très libéraliste)</text:p>
      <text:p text:style-name="P2">=&gt; en somme, le Japon est très favorable à l'innovation, car c'est un petit territoire donc les ressources sont limitées, mais pas l'intelligence qui permet de créer les innovations</text:p>
      <text:p text:style-name="P2"/>
      <text:p text:style-name="P1">II.B. Les acteurs du privé et la concurrence qui stimule l'innovation</text:p>
      <text:p text:style-name="P2">Recherches publiques seules ont des limites, surtt si c'est pour faire des recherches très longues, et peut-être pour ne pas être connues car pas assez innovatrices ou pas de chance d'être appliquées ds quotidien, donc :</text:p>
      <text:p text:style-name="P2">*Entrepreneurs innovateurs (personnes qui prennent des risques) qui essaient de convertir les recherches et innovations en valeur économique</text:p>
      <text:p text:style-name="P2">*Nécessité de ces innovations pour entreprises, car possibilité derrière de réalisations économiques et augmentation de la productivité pour ensuite soit créer une situation de monopole, soit concurrencer avec les entreprises du même secteur</text:p>
      <text:p text:style-name="P2"><text:soft-page-break/>*Monopole : choix du prix/control du marché possible donc avantage (zaibatsu)</text:p>
      <text:p text:style-name="P2">*Concurrence : ac innovations, peut réduire le coût de production d'un produit=pouvoir proposer un meilleur prix aux consommateurs, ou meilleur qualité de produits, ou nouveaux produits attractifs</text:p>
      <text:p text:style-name="P2">*Formation interne des employés avec connaissances et expériences acquises</text:p>
      <text:p text:style-name="P2">*Les managers (sociétés commerciales : s<text:span text:style-name="T2">ōgō shōsha</text:span> <text:span text:style-name="T2">qui gèrent import et export des entreprises jap ds de nombreuses branches</text:span>) qui font connaître une création à grande échelle par divers moyens (publicités omniprésentes aujourd'hui)</text:p>
      <text:p text:style-name="P2"/>
      <text:p text:style-name="P1">II.C. La société de consommation alimentée par les innovations</text:p>
      <text:p text:style-name="P2">Nouveau mode de vie depuis que le niveau général de vie de la population s'est élevé, style de vie basé sur celui en Occident et société de conso :</text:p>
      <text:p text:style-name="Standard">*La société de consommation est très importante à la fois pour l'économie et pour l'innovation. En effet, c'est elle qui « paie » les innovations en quelque sorte. Sans elle, l'innovation ne générerait pas de revenu suplémentaire pour être auto-suffisante → il n'y aurait personne pour fournir ce revenu supp</text:p>
      <text:p text:style-name="Standard">*Mais à la fois, innovation, de par son attractivité, a aussi initié la création de cette société de conso (« les trois trésors de la ménagères »=télévision en noir et blanc, machine à laver, réfrigérateur), et la maintient toujours (haute technologie comme automobile, appareils électroniques, ...) → innovations sont pratiques et incontournables</text:p>
      <text:p text:style-name="Standard">*Même si leur vitesse de création est tellement rapide (vitesse essentielle à cause de concurrence) qu'on s'y retrouve parfois plus, les consommateurs ne vont cesser d'en demander puisque pas chères → entreprises ont donc un grand bénéfice à gagner en fournissant aux consommateurs ce qu'ils veulent</text:p>
      <text:p text:style-name="Standard"/>
      <text:p text:style-name="P1">III. Les hypothèses possibles au sujet de l'innovation et de la croissance économique</text:p>
      <text:p text:style-name="P1">III.A. Une économie sans innovations ou sans acteurs favorisant l'innovation</text:p>
      <text:p text:style-name="Standard">*Pas d'innovation :</text:p>
      <text:p text:style-name="Standard">- pas d'échanges mondiaux car pas les moyens de transport pour</text:p>
      <text:p text:style-name="Standard">- que basée sur l'agriculture donc aussi climat/surface de terres cultivables → désavantage conséquent des territoires comme le Japon, ac peu de terres cultivables + aléas naturelles importants</text:p>
      <text:p text:style-name="Standard">+ divers autres hypothèses sur la société, tout dépend de jusqu'où nous remontions et de quelles innovations nous supprimions (il y a alors des chances de faire disparaître l'humanité assez facilement)</text:p>
      <text:p text:style-name="Standard">*Pas d'acteurs favorables aux innovations :</text:p>
      <text:p text:style-name="Standard">- innovation tout court n'a pas de conséquence sur la société ou l'économie si on ne lui donne pas un rôle précis à jouer (elle jouerait le même rôle qu'une montre au poignée d'une personne qui ne sait pas lire l'heure)</text:p>
      <text:p text:style-name="Standard">- innovation sans investissements de l'Etat serait trop risquée~jouer au loto pour les entreprises, donc peu d'entre elles y tenteraient leur chance</text:p>
      <text:p text:style-name="Standard">- de même si les consommateurs ne se mettent pas à consommer massivement comme aujourd'hui, les entreprises n'y verront aucun avantage à innover constamment, et se contenteront d'innover que très rarement et d'y fournir le minimum, sans stimulant</text:p>
      <text:p text:style-name="Standard">=&gt; dans tous les cas, croissance éco très lente, innovation joue un rôle d'enzyme=catalyseur de la croissance ssi rôle bien planifié et accessible (prix et usage) à une grande majorité de la population</text:p>
      <text:p text:style-name="Standard"/>
      <text:p text:style-name="P1">III.B. L'innovation, solution de nos problèmes d'aujourd'hui ?</text:p>
      <text:p text:style-name="Standard">Certes, peut-être que sans innovations, il n'y aurait pas de pandémie type coronavirus (transmission rapide du virus d'un individu à l'autre, favorisée par les transports en commun et les connexions mondiales), ni le déclin de l'agriculture, mais on peut espérer que les innovations vont apporter des solutions à nos problèmes d'aujourd'hui : </text:p>
      <text:p text:style-name="Standard">*Environnementaux et climatiques (recherches de nouvelles énergies propres et renouvelables, trouver des moyens pour traiter les déchets radioactifs)</text:p>
      <text:p text:style-name="Standard"><text:soft-page-break/>*Déclin de l'agriculture (améliorer la quantité et la qualité des semences)</text:p>
      <text:p text:style-name="Standard">*Vieillissement et manque de main-d'oeuvre (introduction d'IA et automatisation plus importante ?)</text:p>
      <text:p text:style-name="Standard">=&gt; relance plus facilement l'économie car ces problèmes qui freinent sa croissance seront « résolus »</text:p>
      <text:p text:style-name="Standard"/>
      <text:p text:style-name="Standard"/>
      <text:p text:style-name="Standard"><text:span text:style-name="T1">CCL </text:span>: </text:p>
      <text:p text:style-name="Standard">Effets de l'innovation sont à voir sur le long terme, mais ce que nous pouvons dire actuellement, c'est que l'innovation permet bien une croissance économique +/- forte, à condition d'être bien cadrée et diffus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MS PMincho"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4T14:35:42.41</meta:creation-date>
    <dc:date>2021-01-09T22:44:36.68</dc:date>
    <meta:editing-duration>P1DT19H7M35S</meta:editing-duration>
    <meta:editing-cycles>320</meta:editing-cycles>
    <meta:generator>OpenOffice/4.1.7$Win32 OpenOffice.org_project/417m1$Build-9800</meta:generator>
    <meta:document-statistic meta:table-count="0" meta:image-count="0" meta:object-count="0" meta:page-count="4" meta:paragraph-count="76" meta:word-count="1746" meta:character-count="11552"/>
  </office:meta>
</office:document-meta>
</file>